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c431" officeooo:paragraph-rsid="000fc431"/>
    </style:style>
    <style:style style:name="P2" style:family="paragraph" style:parent-style-name="Standard">
      <style:paragraph-properties fo:text-align="center" style:justify-single-word="false"/>
      <style:text-properties fo:color="#ce181e" style:font-name="Arial" fo:font-size="18pt" style:text-underline-style="solid" style:text-underline-width="auto" style:text-underline-color="font-color" fo:font-weight="bold" officeooo:rsid="000fc431" officeooo:paragraph-rsid="000fc43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style:font-name="Arial" fo:font-size="18pt" fo:font-style="italic" fo:font-weight="bold" officeooo:rsid="0015cdb8" officeooo:paragraph-rsid="0015cdb8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color="#ce181e" style:font-name="Arial" fo:font-size="14pt" officeooo:rsid="001105ec" officeooo:paragraph-rsid="001105ec" style:font-size-asian="14pt" style:font-size-complex="14pt"/>
    </style:style>
    <style:style style:name="P5" style:family="paragraph" style:parent-style-name="Standard">
      <style:text-properties fo:color="#ce181e" style:font-name="Arial" officeooo:rsid="00126344" officeooo:paragraph-rsid="00126344"/>
    </style:style>
    <style:style style:name="P6" style:family="paragraph" style:parent-style-name="Standard">
      <style:text-properties fo:color="#ce181e" style:font-name="Arial" officeooo:rsid="001105ec" officeooo:paragraph-rsid="001105ec"/>
    </style:style>
    <style:style style:name="P7" style:family="paragraph" style:parent-style-name="Standard">
      <style:text-properties fo:color="#ce181e" style:font-name="Arial" officeooo:rsid="0015cdb8" officeooo:paragraph-rsid="0015cdb8"/>
    </style:style>
    <style:style style:name="P8" style:family="paragraph" style:parent-style-name="Standard">
      <style:text-properties style:font-name="Arial" officeooo:rsid="000fc431" officeooo:paragraph-rsid="000fc431"/>
    </style:style>
    <style:style style:name="P9" style:family="paragraph" style:parent-style-name="Standard">
      <style:text-properties style:font-name="Arial" officeooo:rsid="001105ec" officeooo:paragraph-rsid="001105ec"/>
    </style:style>
    <style:style style:name="P10" style:family="paragraph" style:parent-style-name="Standard">
      <style:text-properties style:font-name="Arial" officeooo:rsid="00126344" officeooo:paragraph-rsid="00126344"/>
    </style:style>
    <style:style style:name="P11" style:family="paragraph" style:parent-style-name="Standard">
      <style:text-properties style:font-name="Arial" officeooo:rsid="00143133" officeooo:paragraph-rsid="00143133"/>
    </style:style>
    <style:style style:name="P12" style:family="paragraph" style:parent-style-name="Standard">
      <style:text-properties style:font-name="Arial" officeooo:rsid="0015cdb8" officeooo:paragraph-rsid="0015cdb8"/>
    </style:style>
    <style:style style:name="P13" style:family="paragraph" style:parent-style-name="Standard">
      <style:text-properties fo:color="#000000" style:font-name="Arial" officeooo:rsid="0015cdb8" officeooo:paragraph-rsid="0015cdb8"/>
    </style:style>
    <style:style style:name="P14" style:family="paragraph" style:parent-style-name="Standard">
      <style:text-properties fo:color="#000000" style:font-name="Arial" officeooo:rsid="001783c4" officeooo:paragraph-rsid="001783c4"/>
    </style:style>
    <style:style style:name="P15" style:family="paragraph" style:parent-style-name="Standard">
      <style:text-properties fo:color="#000000" style:font-name="Arial" officeooo:rsid="001783c4" officeooo:paragraph-rsid="0017bd2e"/>
    </style:style>
    <style:style style:name="P16" style:family="paragraph" style:parent-style-name="Standard">
      <style:text-properties fo:color="#000000" style:font-name="Arial" officeooo:rsid="0017bd2e" officeooo:paragraph-rsid="0017bd2e"/>
    </style:style>
    <style:style style:name="P17" style:family="paragraph" style:parent-style-name="Standard">
      <style:text-properties fo:color="#000000" style:font-name="Arial" officeooo:rsid="0018f220" officeooo:paragraph-rsid="0018f220"/>
    </style:style>
    <style:style style:name="P18" style:family="paragraph" style:parent-style-name="Standard">
      <style:text-properties fo:color="#000000" style:font-name="Arial" officeooo:rsid="0019986d" officeooo:paragraph-rsid="0019986d"/>
    </style:style>
    <style:style style:name="P19" style:family="paragraph" style:parent-style-name="Standard">
      <style:text-properties fo:color="#000000" style:font-name="Arial" officeooo:rsid="001a90b6" officeooo:paragraph-rsid="001a90b6"/>
    </style:style>
    <style:style style:name="P20" style:family="paragraph" style:parent-style-name="Standard">
      <style:text-properties fo:color="#000000" style:font-name="Arial" officeooo:rsid="001c59b4" officeooo:paragraph-rsid="001c59b4"/>
    </style:style>
    <style:style style:name="P21" style:family="paragraph" style:parent-style-name="Standard">
      <style:text-properties fo:color="#000000" style:font-name="Arial" officeooo:rsid="001fab3f" officeooo:paragraph-rsid="001fab3f"/>
    </style:style>
    <style:style style:name="P22" style:family="paragraph" style:parent-style-name="Standard">
      <style:text-properties fo:color="#000000" style:font-name="Arial" officeooo:rsid="0017bd2e" officeooo:paragraph-rsid="0017bd2e"/>
    </style:style>
    <style:style style:name="P23" style:family="paragraph" style:parent-style-name="Standard">
      <style:text-properties fo:color="#000000" style:font-name="Arial" officeooo:rsid="00211691" officeooo:paragraph-rsid="00211691"/>
    </style:style>
    <style:style style:name="P24" style:family="paragraph" style:parent-style-name="Standard">
      <style:text-properties fo:color="#000000" style:font-name="Arial" officeooo:rsid="002304c4" officeooo:paragraph-rsid="002304c4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143133"/>
    </style:style>
    <style:style style:name="T3" style:family="text">
      <style:text-properties fo:color="#ce181e"/>
    </style:style>
    <style:style style:name="T4" style:family="text">
      <style:text-properties fo:font-weight="bold" fo:background-color="#fff200" loext:char-shading-value="0" style:font-weight-asian="bold" style:font-weight-complex="bold"/>
    </style:style>
    <style:style style:name="T5" style:family="text">
      <style:text-properties officeooo:rsid="0015cdb8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8f220"/>
    </style:style>
    <style:style style:name="T8" style:family="text">
      <style:text-properties officeooo:rsid="001783c4"/>
    </style:style>
    <style:style style:name="T9" style:family="text">
      <style:text-properties officeooo:rsid="0018f220"/>
    </style:style>
    <style:style style:name="T10" style:family="text">
      <style:text-properties officeooo:rsid="001c59b4"/>
    </style:style>
    <style:style style:name="T11" style:family="text">
      <style:text-properties officeooo:rsid="001fab3f"/>
    </style:style>
    <style:style style:name="T12" style:family="text">
      <style:text-properties officeooo:rsid="002116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’ART ROMAN DU XIe siècle </text:p>
      <text:p text:style-name="P1"/>
      <text:p text:style-name="P8">→ Manuscrit romans du monde aquitain X,XIIe siècle </text:p>
      <text:p text:style-name="P9">Cite de Limoges : époque romane, Saint Martial de Limoges</text:p>
      <text:p text:style-name="P9"/>
      <text:p text:style-name="P4">→ Première Bible de Saint-Martial de Limoges, BNF Lat 5(2), Limoges fin Xe siècle </text:p>
      <text:p text:style-name="P9">folio 5r</text:p>
      <text:p text:style-name="P9">201r : rinceaux, palmette, ocre vert, lettrine fondamental qui montre l’aquitain </text:p>
      <text:p text:style-name="P9">132r et 133r : chapiteu figure animal </text:p>
      <text:p text:style-name="P9"/>
      <text:p text:style-name="P6">→ Tropaire <text:span text:style-name="T1">(chant grégorien qui accompagne la liturgie)</text:span> prosaire de Saint-Martial de Limoges BNF Lat 118 Auch ? Toulouse ? Avant 1029 </text:p>
      <text:p text:style-name="P9">F 108r 109r </text:p>
      <text:p text:style-name="P10">104r représentation du roi David </text:p>
      <text:p text:style-name="P10">114r femme dansante, voile agité qui fait sonnet le</text:p>
      <text:p text:style-name="P10"/>
      <text:p text:style-name="P5">→ Seconde Bible de Maint martial de Limoges Volume 1 BNF Lat 8 Limoges fin XIe début siècle </text:p>
      <text:p text:style-name="P10">F 4r : cadrre de lettrine au dessus d’une colonne (petite dimension de l’image = richesse, densité des formes) bleu rouge vert jaune + fond blanc permet de mettre en valeu les images </text:p>
      <text:p text:style-name="P10">Une des plus connue </text:p>
      <text:p text:style-name="P10">F 41r dépourvu de paysage, inspire du carolingienne, valorise la silhouette, mouvment du corps plus convainquent </text:p>
      <text:p text:style-name="P10"/>
      <text:p text:style-name="P10">52r Lettrines tracé géométrique à l’intérieur sous cadre : palmette entrelac + scène historié : « L » apparition de Dieux et Moise dans le désert du Sinai </text:p>
      <text:p text:style-name="P10">67v Lettrines </text:p>
      <text:p text:style-name="P10"/>
      <text:p text:style-name="P10"><text:span text:style-name="T3">→ Seconde Bible de Saint-martial de Limoges Volume 2 BNF lat8 Limoges fin XIIe siècle</text:span> </text:p>
      <text:p text:style-name="P10">F 4r : <text:span text:style-name="T2">atlante</text:span> + animaux présent dans eux d’entrelac dans la palmette </text:p>
      <text:p text:style-name="P10">54r <text:span text:style-name="T2">Roi Salomon qui était le fils de David </text:span></text:p>
      <text:p text:style-name="P10">173r </text:p>
      <text:p text:style-name="P11">192v : petit personnage déverse entrelac où personnage bat un lion </text:p>
      <text:p text:style-name="P11">254v : vert rouge bleu : le peintre a réussi à l’intérieur des cuisses à inscrire, jeux de panneaux qui s’enboite les l’un dans les autres = caratéristique de l’enluminure romane </text:p>
      <text:p text:style-name="P11">229v : Saint Pierre tient une clef </text:p>
      <text:p text:style-name="P11">231r : personnage représente l’âme humaine qui conquère </text:p>
      <text:p text:style-name="P11"/>
      <text:p text:style-name="P11"><text:span text:style-name="T3">→ Sacramentaire (Missel) de Saint-Etienne de Limoges BNF Lat 9438 Limoges fin XIe</text:span> siècle </text:p>
      <text:p text:style-name="P11">192 : nativité, Marie flotte dans les airs et Jésus + âne + bœuf = texte<text:span text:style-name="T4"> aprocriphe </text:span>(raconte vie du christ mais que l’église à rejeter) + annonce au berger + brebis qui se nourissent</text:p>
      <text:p text:style-name="P11">20r :</text:p>
      <text:p text:style-name="P11">Nouveauté : Panneaux pleines page, fond bleu marque de richesse. </text:p>
      <text:p text:style-name="P11">La beauté au Moyen-Age c’est la richesse des matière première de la peinture = valeur supérieur des qualité propre de l’artiste. <text:s/>= couleur céleste </text:p>
      <text:p text:style-name="P11">20v : Christ Glorieux + Martyr de Saint Etienne </text:p>
      <text:p text:style-name="P11">60v : jeux de lettrine </text:p>
      <text:p text:style-name="P11">= fond bleu lumineux </text:p>
      <text:p text:style-name="P11"><text:soft-page-break/>24r : baptême du Christ </text:p>
      <text:p text:style-name="P11">58v : <text:span text:style-name="T5">tétramorphe regarde vers le Christ, Le christ fait le geste de la paroles, manteau poupre </text:span></text:p>
      <text:p text:style-name="P11"/>
      <text:p text:style-name="P7">→ Bible de Moissac BNF Lat 52 Abbaye de Moissac fin XIe s </text:p>
      <text:p text:style-name="P12">F 1r : lion végétalisé, thème entrelac </text:p>
      <text:p text:style-name="P12">49r : acrobate rinceaux qui sortent de leur bouche = thème fréquent </text:p>
      <text:p text:style-name="P12"/>
      <text:p text:style-name="P7">→ Origène Homélies sur le Lévitique BNF lat 1651 Abbaye de Moissac début XIIe </text:p>
      <text:p text:style-name="P12">3v </text:p>
      <text:p text:style-name="P12"><text:span text:style-name="T3">→ Flavius Joséphe Antiquités Judaiques BNF lat 5096 Abbaye de Moissac fin XIe</text:span> </text:p>
      <text:p text:style-name="P12">F 42v </text:p>
      <text:p text:style-name="P12"/>
      <text:p text:style-name="P7">→ Sacramentaire de Figeac Moissac BNF lat 2295 Saint Sauveur de Figeac 1100 </text:p>
      <text:p text:style-name="P12">19V <text:s/></text:p>
      <text:p text:style-name="P12"/>
      <text:p text:style-name="P3">LES PEINTURES MURALES </text:p>
      <text:p text:style-name="P12"/>
      <text:p text:style-name="P7">→ de l’abbatiale de Saint-savin-sur-Gartempe (fin XIe ) milieu et 2<text:span text:style-name="T6">e</text:span> moitié du XIe siècle </text:p>
      <text:p text:style-name="P7"/>
      <text:p text:style-name="P13">Monastère ancien, prestigieux, <text:span text:style-name="T8">conserve Eglise Romane sinon reconstruction du Monastère </text:span></text:p>
      <text:p text:style-name="P13"/>
      <text:p text:style-name="P14">l’Église : sauf la flèche de la tour porche : quasi pas de transformation majeur </text:p>
      <text:p text:style-name="P14">Chapelles rayonnantes </text:p>
      <text:p text:style-name="P14">Moellons pour les panneaux de mur + pierre de tailles pour les contre fort </text:p>
      <text:p text:style-name="P14">1 seul niveau de fenêtre donc pas de tribune su les collatéraux </text:p>
      <text:p text:style-name="P14">3 vaisseaux dans cette nef </text:p>
      <text:p text:style-name="P14">Nef à un seul niveau d’élévation </text:p>
      <text:p text:style-name="P14">Cycle peint de la nef : peinture mural décorative, d’accompagnement </text:p>
      <text:p text:style-name="P14">Faux joint qui masque les voûtes d’arête et moellons des murs </text:p>
      <text:p text:style-name="P14"/>
      <text:p text:style-name="P14">Abbaye fondée au début du IXe autour des reliques des frères martyrisée au Ve : Savin et Cyprien </text:p>
      <text:p text:style-name="P14">Eude, premier abbé en 821 </text:p>
      <text:p text:style-name="P14">Règle de Saint Benoit </text:p>
      <text:p text:style-name="P14">En 1010 Aumode duchesse d’Aquitaine, fait un don important à l’abbaye sans doute en vue d’une reconstuction. </text:p>
      <text:p text:style-name="P14">Chantier de l’église sous les abbées Odon et Gervais entre 1040 et 1090. </text:p>
      <text:p text:style-name="P14">Le programme de peinture murale, prévu des le départ ets réalisé à la fin du XI </text:p>
      <text:p text:style-name="P14">Peinture sauvées au XIX grâce à Prosper Mérimée et classées au titre du Patrimoine mondiale par l’UNESCO. </text:p>
      <text:p text:style-name="P14"/>
      <text:p text:style-name="P14"/>
      <text:p text:style-name="P16">peinture : </text:p>
      <text:p text:style-name="P15">- tribune du porche : s’inspire des massif occidentaux : crucifixion</text:p>
      <text:p text:style-name="P16">- rez de chaussée du porche : texte de l’apocalypse : christ triomphant</text:p>
      <text:p text:style-name="P16">Hiérachie qui donne une image non-réaliste </text:p>
      <text:p text:style-name="P16">- voûte : la Femme et du Dragon : vierge et l’enfant Jésus, l’ange emporte Jésus, dragon à plusieus tête + Jean : représente la vision, songe de Jean, il a l’air effrayé</text:p>
      <text:p text:style-name="P16">- scènes des sauterelles sous a formes de personnage aillées qui vont ravagé </text:p>
      <text:p text:style-name="P16">= palette : rouge, ocre, blanc </text:p>
      <text:p text:style-name="P16"><text:soft-page-break/>-nef : les trois première travée : <text:s text:c="2"/>cycle peint : liaison entre la partie des fidèles et des moines (articulé, piliers composé qui reçoit arc doubleaux + prévenu d’est le début de la peindre) : faux doubleaux peint + le haut :</text:p>
      <text:p text:style-name="P16">→ Cycle de la Génèse : en quatre registres </text:p>
      <text:p text:style-name="P16">→ Cycle d’Abraham, </text:p>
      <text:p text:style-name="P16">→ de Noé et de Moise,</text:p>
      <text:p text:style-name="P16">→ <text:s/>Création d’Adam Péché Originel(<text:span text:style-name="T1">synopia</text:span> : contour de l’artiste avant de peindre),</text:p>
      <text:p text:style-name="P16">→ <text:s/>Offrande de Cain et Abel offrent un agneau, le Christ Logos (représente Dieu) tunique ocre + nimbé= sens du mouvement avec les drapés, textiles qui provoque le mouvement exagéré) <text:s/>est en marche <text:s/>(montre réajustement du peintre) </text:p>
      <text:p text:style-name="P16">→ Meurtre d’Abel et Ch<text:span text:style-name="T9">â</text:span>timent de Cain : <text:span text:style-name="T9">Christ domine part sa taille </text:span></text:p>
      <text:p text:style-name="P16">→<text:span text:style-name="T9"> construction de la tour de Babel </text:span></text:p>
      <text:p text:style-name="P16">pendant la giornata : fresque en une seule journée doit prévoir </text:p>
      <text:p text:style-name="P16">→<text:span text:style-name="T9"> Piliers de la 5</text:span><text:span text:style-name="T7">e</text:span><text:span text:style-name="T9"> travée </text:span></text:p>
      <text:p text:style-name="P16">→<text:span text:style-name="T9"> crypte </text:span></text:p>
      <text:p text:style-name="P17">Majetas Dumini au dessus de l’autel de la cypte : tétramorphe geste de la parole + plis </text:p>
      <text:p text:style-name="P17">Martyre de Savin et Cyprien </text:p>
      <text:p text:style-name="P17">Déambulatoire chapelle </text:p>
      <text:p text:style-name="P17"/>
      <text:p text:style-name="P18">→ LES SCULPTURE DE LA COLLEGIALE DE SAINT SERNIN DE TOULOUSE fin XIe XIIe </text:p>
      <text:p text:style-name="P18"/>
      <text:p text:style-name="P18">Relique de saint sernin martyrisé vers 250</text:p>
      <text:p text:style-name="P18">Monasterium attesté en 844 </text:p>
      <text:p text:style-name="P18">Existence d’un chapite de chanoine au Xie </text:p>
      <text:p text:style-name="P18">Vers 1070 réforme du chapitre par l’eveue Isarn de Lavaur et ouverture du chantier de reconstruction. </text:p>
      <text:p text:style-name="P18"/>
      <text:p text:style-name="P18">1082 : conflit entre les chanoine et l’eveque. Les chanoines sont chassée et remplacé par des moines cunisiens venus de Mmoissac </text:p>
      <text:p text:style-name="P18"/>
      <text:p text:style-name="P18">1083 retour des chanoine dont le recours devant le pape a été accepté </text:p>
      <text:p text:style-name="P18">1096 consécration de <text:s/>l’autel majur par le pape urbain II chevte et transept en place </text:p>
      <text:p text:style-name="P18">Poursuite du chantier sous la conduite du chanoine Raymond Gairard qui meurt CF PHOTO) </text:p>
      <text:p text:style-name="P18"/>
      <text:p text:style-name="P18">Originalité de la nef : 5 vaisseaux (comme la basilique Saint Pierre de Rome) </text:p>
      <text:p text:style-name="P18">En brique te pierre : mixité </text:p>
      <text:p text:style-name="P18">Orienttion vers la ville de toulouse </text:p>
      <text:p text:style-name="P18"/>
      <text:p text:style-name="P18">→ Le Maître de la Porte des Comtes et son atelier 1070 82 </text:p>
      <text:p text:style-name="P19">Bégéminé </text:p>
      <text:p text:style-name="P19">trace de polychromie </text:p>
      <text:p text:style-name="P19">atelier du maître de la porte de Comtes</text:p>
      <text:p text:style-name="P19">Chapiteaux végétaux , tête oiseaux </text:p>
      <text:p text:style-name="P19">figure bicorporé </text:p>
      <text:p text:style-name="P19">sc de chatiment </text:p>
      <text:p text:style-name="P19"/>
      <text:p text:style-name="P19">→ Le génie de Bernard de Gilduin 1085 96</text:p>
      <text:p text:style-name="P19">Autel : motif de l’art antique : <text:span text:style-name="T10">personnages dans des cardre, panneaux, chevelure en casque </text:span></text:p>
      <text:p text:style-name="P20"><text:soft-page-break/>nouveauté de B de G : sculpte le marbre as réaliste mas effet visuelle : christ glorieux + tétramorphe, ne copie pas sculpteur antique mais comprend les technique </text:p>
      <text:p text:style-name="P20">Yeux globuleux : il manque les pupilles : rajout plomb, patte de verre, or il manque la couleur </text:p>
      <text:p text:style-name="P20"/>
      <text:p text:style-name="P20">phase de renouveau : coiffure en casque (marc aurèle), liens avec l’antiquité </text:p>
      <text:p text:style-name="P20"/>
      <text:p text:style-name="P20">→ La nef et la porte Miégevielle ap 1100 </text:p>
      <text:p text:style-name="P20">rez de chaussé de la nef </text:p>
      <text:p text:style-name="P20">Portal roman à timpen sculpté sculpteur de l’atelier de bernard de Gilduin </text:p>
      <text:p text:style-name="P20">portail dans invent corps </text:p>
      <text:p text:style-name="P20">scene de l’asention du christ : st pierre et jacques = sur le timpan </text:p>
      <text:p text:style-name="P20">= massacre des innontion = deux sc de la nativité </text:p>
      <text:p text:style-name="P20">adams et eve chassé du paradis </text:p>
      <text:p text:style-name="P20">demi relief : superpose + deux scene complémentaire : appotres (st jacques) et sous ses pieds personnages de l’hérésie</text:p>
      <text:p text:style-name="P20"/>
      <text:p text:style-name="P20">- st pierre <text:s/>celf surmonté de deux anges, à ses pied chte de simon le magicien</text:p>
      <text:p text:style-name="P20">-<text:span text:style-name="T11">timpan : plusieurs panneaux de marbres, anges accompagne son mouvement </text:span></text:p>
      <text:p text:style-name="P20"/>
      <text:p text:style-name="P21">= lois du cadre, la forme donne leur proportions et leur mouvement </text:p>
      <text:p text:style-name="P21">-linteaux : accension du christ, <text:span text:style-name="T12">appotre tête penché su le côté = manière d’exprimer la figure de l’âme </text:span></text:p>
      <text:p text:style-name="P23">pile en bourrelet, en virgule <text:s/></text:p>
      <text:p text:style-name="P23"/>
      <text:p text:style-name="P23"/>
      <text:p text:style-name="P24">Tapisserie de Bayeux</text:p>
      <text:p text:style-name="P24">(broderie sur lin très longue faite après derniere invasion de la grande breagne par guillaume le conquera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0:32:38.056000000</meta:creation-date>
    <dc:date>2017-11-29T10:43:26.502000000</dc:date>
    <meta:editing-duration>PT7M28S</meta:editing-duration>
    <meta:editing-cycles>5</meta:editing-cycles>
    <meta:generator>LibreOffice/5.3.6.1$Windows_x86 LibreOffice_project/686f202eff87ef707079aeb7f485847613344eb7</meta:generator>
    <meta:document-statistic meta:table-count="0" meta:image-count="0" meta:object-count="0" meta:page-count="4" meta:paragraph-count="122" meta:word-count="1357" meta:character-count="7767" meta:non-whitespace-character-count="6417"/>
  </office:meta>
</office:document-meta>
</file>